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000000280C4C1E0456964A795.jpg" manifest:media-type="image/jpeg"/>
  <manifest:file-entry manifest:full-path="Pictures/10000000000004B100000321C4BCE621E03EF862.jpg" manifest:media-type="image/jpeg"/>
  <manifest:file-entry manifest:full-path="Pictures/1000000000000177000001F48B3558AF2997BCD1.jpg" manifest:media-type="image/jpeg"/>
  <manifest:file-entry manifest:full-path="Pictures/1000000000000177000001F4991FE9DA7107CA0F.jpg" manifest:media-type="image/jpeg"/>
  <manifest:file-entry manifest:full-path="Pictures/10000000000003C0000002803C92B02E5F224989.jpg" manifest:media-type="image/jpeg"/>
  <manifest:file-entry manifest:full-path="Pictures/1000000000000177000001F4C144113430EBBE9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3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9cm" fo:min-width="2.54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8" style:family="graphic" style:parent-style-name="standard">
      <style:graphic-properties draw:fill-color="#77bc65" draw:textarea-horizontal-align="justify" draw:textarea-vertical-align="middle" draw:auto-grow-height="false" fo:min-height="1.02cm" fo:min-width="5.596cm"/>
      <style:paragraph-properties style:writing-mode="lr-tb"/>
    </style:style>
    <style:style style:name="gr9" style:family="graphic" style:parent-style-name="standard">
      <style:graphic-properties draw:fill-color="#ffb66c" draw:textarea-horizontal-align="justify" draw:textarea-vertical-align="middle" draw:auto-grow-height="false" fo:min-height="4.83cm" fo:min-width="9.66cm"/>
    </style:style>
    <style:style style:name="gr10" style:family="graphic" style:parent-style-name="objectwithoutfill">
      <style:graphic-properties draw:marker-end="Arrow" draw:marker-end-width="0.3cm" draw:fill="solid" draw:fill-color="#77bc65" draw:textarea-vertical-align="middle"/>
    </style:style>
    <style:style style:name="gr11" style:family="graphic" style:parent-style-name="objectwithoutfill">
      <style:graphic-properties svg:stroke-color="#ff4000" draw:marker-end="Arrow" draw:marker-end-width="0.3cm" draw:fill="solid" draw:fill-color="#77bc65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2cm, 10.348cm, 0cm, 3.762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54cm, 6.887cm, 1.422cm, 13.596cm)" draw:image-opacity="100%" style:mirror="none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77bc65"/>
      <style:paragraph-properties fo:text-align="center" style:writing-mode="lr-tb"/>
    </style:style>
    <style:style style:name="P6" style:family="paragraph">
      <loext:graphic-properties draw:fill-color="#ffb66c"/>
      <style:paragraph-properties fo:text-align="center"/>
    </style:style>
    <style:style style:name="P7" style:family="paragraph">
      <loext:graphic-properties draw:fill="solid" draw:fill-color="#77bc65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836cm" svg:height="5.115cm" svg:x="0.422cm" svg:y="1.997cm">
          <draw:image xlink:href="Pictures/1000000000000177000001F4C144113430EBBE99.jpg" xlink:type="simple" xlink:show="embed" xlink:actuate="onLoad" loext:mime-type="image/jpeg">
            <text:p/>
          </draw:image>
        </draw:frame>
        <draw:frame draw:style-name="gr1" draw:text-style-name="P1" draw:layer="layout" svg:width="3.81cm" svg:height="5.08cm" svg:x="7.112cm" svg:y="2.032cm">
          <draw:image xlink:href="Pictures/1000000000000177000001F4991FE9DA7107CA0F.jpg" xlink:type="simple" xlink:show="embed" xlink:actuate="onLoad" loext:mime-type="image/jpeg">
            <text:p/>
          </draw:image>
        </draw:frame>
        <draw:line draw:style-name="gr2" draw:text-style-name="P2" draw:layer="layout" svg:x1="4.527cm" svg:y1="4.318cm" svg:x2="6.813cm" svg:y2="4.318cm">
          <text:p/>
        </draw:line>
        <draw:frame draw:style-name="gr1" draw:text-style-name="P1" draw:layer="layout" svg:width="3.81cm" svg:height="5.08cm" svg:x="13.91cm" svg:y="2.032cm">
          <draw:image xlink:href="Pictures/1000000000000177000001F48B3558AF2997BCD1.jpg" xlink:type="simple" xlink:show="embed" xlink:actuate="onLoad" loext:mime-type="image/jpeg">
            <text:p/>
          </draw:image>
        </draw:frame>
        <draw:line draw:style-name="gr2" draw:text-style-name="P2" draw:layer="layout" svg:x1="11.116cm" svg:y1="4.318cm" svg:x2="13.402cm" svg:y2="4.318cm">
          <text:p/>
        </draw:line>
        <draw:frame draw:style-name="gr3" draw:text-style-name="P3" draw:layer="layout" svg:width="2.331cm" svg:height="1.673cm" svg:x="4.527cm" svg:y="2.391cm">
          <draw:text-box>
            <text:p>Mask-</text:p>
            <text:p>RCNN</text:p>
          </draw:text-box>
        </draw:frame>
        <draw:frame draw:style-name="gr4" draw:text-style-name="P3" draw:layer="layout" svg:width="2.286cm" svg:height="1.673cm" svg:x="11.116cm" svg:y="2.391cm">
          <draw:text-box>
            <text:p>Put marks</text:p>
          </draw:text-box>
        </draw:frame>
        <draw:frame draw:style-name="gr5" draw:text-style-name="P3" draw:layer="layout" svg:width="7.426cm" svg:height="2.384cm" svg:x="12.192cm" svg:y="0.254cm">
          <draw:text-box>
            <text:p>Green – Normal boxes</text:p>
            <text:p>Red – Abnormal boxes</text:p>
            <text:p/>
          </draw:text-box>
        </draw:frame>
        <draw:line draw:style-name="gr2" draw:text-style-name="P2" draw:layer="layout" svg:x1="18.034cm" svg:y1="4.318cm" svg:x2="19.812cm" svg:y2="4.318cm">
          <text:p/>
        </draw:line>
        <draw:custom-shape draw:style-name="gr6" draw:text-style-name="P4" draw:layer="layout" svg:width="3.048cm" svg:height="2.54cm" svg:x="20.006cm" svg:y="3.048cm">
          <text:p text:style-name="P4">Faster -<text:line-break/>RCNN</text:p>
          <text:p text:style-name="P4">model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3.054cm" svg:y1="4.064cm" svg:x2="24.578cm" svg:y2="3.048cm">
          <text:p/>
        </draw:line>
        <draw:line draw:style-name="gr2" draw:text-style-name="P2" draw:layer="layout" svg:x1="23.054cm" svg:y1="4.064cm" svg:x2="24.384cm" svg:y2="5.334cm">
          <text:p/>
        </draw:line>
        <draw:frame draw:style-name="gr4" draw:text-style-name="P3" draw:layer="layout" svg:width="3.362cm" svg:height="1.673cm" svg:x="24.384cm" svg:y="2.137cm">
          <draw:text-box>
            <text:p>Normal / Abnormal</text:p>
          </draw:text-box>
        </draw:frame>
        <draw:frame draw:style-name="gr7" draw:text-style-name="P3" draw:layer="layout" svg:width="3.891cm" svg:height="1.778cm" svg:x="24.303cm" svg:y="4.826cm">
          <draw:text-box>
            <text:p>Box coordinates</text:p>
          </draw:text-box>
        </draw:frame>
        <draw:custom-shape draw:style-name="gr8" draw:text-style-name="P5" draw:layer="layout" svg:width="6.096cm" svg:height="1.27cm" svg:x="0.254cm" svg:y="0.254cm">
          <text:p text:style-name="P4">Training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6.096cm" svg:height="1.27cm" svg:x="0.364cm" svg:y="7.543cm">
          <text:p text:style-name="P4">Testing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0.16cm" svg:height="5.08cm" svg:x="8.636cm" svg:y="9.5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048cm" svg:height="2.54cm" svg:x="14.732cm" svg:y="10.868cm">
          <text:p text:style-name="P4">Faster -<text:line-break/>RCNN</text:p>
          <text:p text:style-name="P4">model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048cm" svg:height="2.54cm" svg:x="9.652cm" svg:y="10.868cm">
          <text:p text:style-name="P4">Mask-</text:p>
          <text:p text:style-name="P4">RCNN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12.7cm" svg:y1="12.138cm" svg:x2="14.732cm" svg:y2="12.138cm">
          <text:p/>
        </draw:line>
        <draw:line draw:style-name="gr10" draw:text-style-name="P7" draw:layer="layout" svg:x1="6.35cm" svg:y1="12.115cm" svg:x2="8.636cm" svg:y2="12.115cm">
          <text:p/>
        </draw:line>
        <draw:line draw:style-name="gr10" draw:text-style-name="P7" draw:layer="layout" svg:x1="18.796cm" svg:y1="12.084cm" svg:x2="19.812cm" svg:y2="12.084cm">
          <text:p/>
        </draw:line>
        <draw:line draw:style-name="gr11" draw:text-style-name="P7" draw:layer="layout" svg:x1="13.716cm" svg:y1="11.884cm" svg:x2="13.716cm" svg:y2="8.836cm">
          <text:p/>
        </draw:line>
        <draw:frame draw:style-name="gr12" draw:text-style-name="P3" draw:layer="layout" svg:width="4.572cm" svg:height="0.962cm" svg:x="11.684cm" svg:y="7.874cm">
          <draw:text-box>
            <text:p>Person mask</text:p>
          </draw:text-box>
        </draw:frame>
        <draw:frame draw:style-name="gr12" draw:text-style-name="P3" draw:layer="layout" svg:width="3.556cm" svg:height="0.962cm" svg:x="11.43cm" svg:y="14.788cm">
          <draw:text-box>
            <text:p>Full Model</text:p>
          </draw:text-box>
        </draw:frame>
        <draw:frame draw:style-name="gr1" draw:text-style-name="P1" draw:layer="layout" svg:width="7.335cm" svg:height="4.892cm" svg:x="0.254cm" svg:y="9.84cm">
          <draw:image xlink:href="Pictures/10000000000004B100000321C4BCE621E03EF862.jpg" xlink:type="simple" xlink:show="embed" xlink:actuate="onLoad" loext:mime-type="image/jpeg">
            <text:p/>
          </draw:image>
        </draw:frame>
        <draw:frame draw:style-name="gr13" draw:text-style-name="P1" draw:layer="layout" svg:width="5.08cm" svg:height="6.352cm" svg:x="19.812cm" svg:y="8.89cm">
          <draw:image xlink:href="Pictures/10000000000003C0000002803C92B02E5F224989.jpg" xlink:type="simple" xlink:show="embed" xlink:actuate="onLoad" loext:mime-type="image/jpeg">
            <text:p/>
          </draw:image>
        </draw:frame>
        <draw:frame draw:style-name="gr14" draw:text-style-name="P1" draw:layer="layout" svg:width="2.54cm" svg:height="6.438cm" svg:x="25.146cm" svg:y="8.89cm">
          <draw:image xlink:href="Pictures/10000000000003C000000280C4C1E0456964A795.jpg" xlink:type="simple" xlink:show="embed" xlink:actuate="onLoad" loext:mime-type="image/jpeg">
            <text:p/>
          </draw:image>
        </draw:frame>
        <presentation:notes draw:style-name="dp2">
          <draw:page-thumbnail draw:style-name="gr15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3T09:24:30.698763842</meta:creation-date>
    <dc:date>2020-10-14T00:32:59.973956789</dc:date>
    <meta:editing-duration>PT40M28S</meta:editing-duration>
    <meta:editing-cycles>18</meta:editing-cycles>
    <meta:generator>LibreOffice/6.4.6.2$Linux_X86_64 LibreOffice_project/40$Build-2</meta:generator>
    <meta:document-statistic meta:object-count="51"/>
  </office:meta>
</office:document-meta>
</file>